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d7443"/>
    </style:style>
    <style:style style:name="T1" style:family="text">
      <style:text-properties fo:font-variant="normal" fo:text-transform="none" fo:color="#222222" style:font-name="arial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l menos alguna vez en nuestra vida nos han hablado de los beneficios de la natación, y es que, este es un deporte que demanda de ti tanto física como mentalmente, y ese esfuerzo, tiene también sus beneficios, igualmente, de manera integral :)</text:span><text:line-break/><text:line-break/><text:span text:style-name="T1">Es conocido saber que la natación RELAJA, pero ¿POR QUÉ? Al nadar respiras de manera controlada y relajada, lo cual favorece a poder relajar tu sistema nervioso, con ello te permites poder reducir niveles de ansiedad y estrés.</text:span><text:line-break/><text:line-break/><text:span text:style-name="T1">Recordemos también que muchas personas al entrar a la piscina o al mar, no necesariamente lo hacen solos sino en grupos, e incluso si vas solo, puedes conocer a nuevas personas. Esto te ayuda a poder socializar y/o fortalecer tus vínculos.</text:span><text:line-break/><text:line-break/><text:span text:style-name="T1">Y uno de los puntos más importantes, fortalece tu autoestima, ya que aumenta tu nivel de confianza y seguridad al asumir nuevos retos o aprender nuevas técnicas.</text:span><text:line-break/><text:line-break/><text:span text:style-name="T1">Así que... es sábado y que sea la ocasión perfecta para darte un chapuzón  ;) Si sabes nadar, perfecto, HAZLO y con más ganas! Y si no sabes, ya tienes 4 motivos más para animarte a tomar unas clases de este deporte ;)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0:11:22.173419454</meta:creation-date>
    <dc:date>2018-07-16T10:11:34.954310913</dc:date>
    <meta:editing-duration>PT12S</meta:editing-duration>
    <meta:editing-cycles>1</meta:editing-cycles>
    <meta:document-statistic meta:table-count="0" meta:image-count="0" meta:object-count="0" meta:page-count="1" meta:paragraph-count="1" meta:word-count="192" meta:character-count="1096" meta:non-whitespace-character-count="899"/>
    <meta:generator>LibreOffice/5.1.6.2$Linux_X86_64 LibreOffice_project/10m0$Build-2</meta:generator>
  </office:meta>
</office:document-meta>
</file>